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Code Pro" svg:font-family="'Source Code Pro'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6cm" draw:marker-end="Arrow_20_short" draw:marker-end-width="0.25cm" draw:fill="solid" draw:textarea-vertical-align="botto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158466" draw:marker-start-width="0.26cm" draw:marker-end="Arrow_20_short" draw:marker-end-width="0.25cm" draw:fill="solid" draw:textarea-vertical-align="botto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158466" draw:marker-start-width="0.26cm" draw:marker-end="Arrow_20_short" draw:marker-end-width="0.25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ash" svg:stroke-width="0.035cm" svg:stroke-color="#729fcf" draw:marker-start-width="0.252cm" draw:marker-end="Line_20_short" draw:marker-end-width="0.25cm" draw:fill="solid" draw:textarea-vertical-align="botto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fo:min-height="1.21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16cm" fo:min-width="1.49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9" style:family="graphic" style:parent-style-name="standard">
      <style:graphic-properties draw:stroke="solid" svg:stroke-width="0.035cm" svg:stroke-color="#729fcf" draw:marker-start-width="0.252cm" draw:marker-end-width="0.252cm" draw:fill="solid" draw:fill-color="#dee6ef" draw:textarea-horizontal-align="justify" draw:textarea-vertical-align="middle" draw:auto-grow-height="false" fo:min-height="1.045cm" fo:min-width="1.101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false" fo:min-height="0.646cm"/>
      <style:paragraph-properties style:writing-mode="lr-tb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94cm" fo:min-width="2.514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16cm" fo:min-width="1.46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0.916cm" fo:min-width="3.066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cm" svg:stroke-color="#158466" draw:marker-start-width="0.156cm" draw:marker-end="Arrow_20_short" draw:marker-end-width="0.25cm" draw:fill="solid" draw:textarea-vertical-align="botto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729fcf" draw:marker-start-width="0.252cm" draw:marker-end-width="0.252cm" draw:fill="solid" draw:fill-color="#dee6ef" draw:textarea-horizontal-align="justify" draw:textarea-vertical-align="middle" draw:auto-grow-height="false" fo:min-height="0.942cm" fo:min-width="1.101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draw:stroke="dash" draw:stroke-dash="Dash" svg:stroke-width="0.035cm" svg:stroke-color="#729fcf" draw:marker-start-width="0.252cm" draw:marker-end="Line_20_short" draw:marker-end-width="0.25cm" draw:fill="solid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1.621cm" fo:min-width="3.022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9" style:family="graphic" style:parent-style-name="objectwithoutfill">
      <style:graphic-properties svg:stroke-width="0.035cm" svg:stroke-color="#158466" draw:marker-start-width="0.252cm" draw:marker-end="Arrow_20_short" draw:marker-end-width="0.25cm" draw:fill="solid" draw:textarea-vertical-align="botto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000000" draw:marker-start-width="0.26cm" draw:marker-end="Arrow_20_short" draw:marker-end-width="0.25cm" draw:fill="solid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false" fo:min-height="0.646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fo:min-height="0.986cm" fo:padding-top="0.142cm" fo:padding-bottom="0.142cm" fo:padding-left="0.267cm" fo:padding-right="0.267cm"/>
      <style:paragraph-properties style:writing-mode="lr-tb"/>
    </style:style>
    <style:style style:name="gr23" style:family="graphic" style:parent-style-name="objectwithoutfill">
      <style:graphic-properties svg:stroke-width="0.035cm" svg:stroke-color="#158466" draw:marker-start-width="0.26cm" draw:marker-end="" draw:marker-end-width="0.25cm" draw:fill="solid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158466" draw:marker-start-width="0.252cm" draw:marker-end="" draw:marker-end-width="0.352cm" draw:fill="solid" draw:textarea-vertical-align="bottom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cm" svg:stroke-color="#158466" draw:marker-start-width="0.208cm" draw:marker-end="Arrow_20_short" draw:marker-end-width="0.25cm" draw:fill="solid" draw:textarea-vertical-align="bottom" fo:padding-top="0.125cm" fo:padding-bottom="0.125cm" fo:padding-left="0.25cm" fo:padding-right="0.25cm"/>
    </style:style>
    <style:style style:name="gr27" style:family="graphic" style:parent-style-name="objectwithoutfill">
      <style:graphic-properties svg:stroke-width="0cm" svg:stroke-color="#158466" draw:marker-start-width="0.156cm" draw:marker-end="Arrow_20_short" draw:marker-end-width="0.198cm" draw:fill="solid" draw:textarea-vertical-align="bottom" fo:padding-top="0.125cm" fo:padding-bottom="0.125cm" fo:padding-left="0.25cm" fo:padding-right="0.25cm"/>
    </style:style>
    <style:style style:name="gr28" style:family="graphic" style:parent-style-name="objectwithoutfill">
      <style:graphic-properties svg:stroke-width="0.018cm" svg:stroke-color="#158466" draw:marker-start-width="0.235cm" draw:marker-end="Arrow_20_short" draw:marker-end-width="0.25cm" draw:fill="solid" draw:textarea-vertical-align="bottom" fo:padding-top="0.134cm" fo:padding-bottom="0.134cm" fo:padding-left="0.259cm" fo:padding-right="0.259cm"/>
    </style:style>
    <style:style style:name="gr29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fo:min-height="1.116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0.916cm" fo:min-width="2.466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solid"/>
      <style:paragraph-properties fo:text-align="center" style:writing-mode="lr-tb"/>
      <style:text-properties style:text-position="0% 100%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Source Sans Pro1" fo:font-size="10pt" fo:font-style="italic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158466" loext:opacity="100%" style:font-name="Source Sans Pro1" fo:font-size="10pt" fo:font-style="italic"/>
    </style:style>
    <style:style style:name="P6" style:family="paragraph">
      <style:paragraph-properties fo:text-align="center" style:writing-mode="lr-tb"/>
      <style:text-properties style:font-name="Source Sans Pro1"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Source Sans Pro1"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Source Sans Pro1" fo:font-size="10pt"/>
    </style:style>
    <style:style style:name="P9" style:family="paragraph">
      <loext:graphic-properties draw:fill="solid" draw:fill-color="#dee6ef"/>
      <style:paragraph-properties fo:text-align="center" style:writing-mode="lr-tb"/>
      <style:text-properties style:font-name="Source Sans Pro1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Source Sans Pro1" fo:font-size="10pt"/>
    </style:style>
    <style:style style:name="P12" style:family="paragraph">
      <style:paragraph-properties fo:text-align="center" style:writing-mode="lr-tb"/>
      <style:text-properties style:font-name="Source Sans Pro1"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solid" draw:fill-color="#ffffff"/>
      <style:paragraph-properties fo:text-align="center" style:writing-mode="lr-tb"/>
      <style:text-properties style:font-name="Source Sans Pro1" fo:font-size="10pt" fo:font-style="italic" style:font-size-asian="10pt" style:font-style-asian="italic" style:font-size-complex="10pt" style:font-style-complex="italic"/>
    </style:style>
    <style:style style:name="P14" style:family="paragraph">
      <style:paragraph-properties fo:text-align="center" style:writing-mode="lr-tb"/>
      <style:text-properties style:font-name="Source Sans Pro1" fo:font-size="10pt" fo:font-style="italic" style:font-size-asian="10pt" style:font-size-complex="10pt"/>
    </style:style>
    <style:style style:name="P15" style:family="paragraph">
      <loext:graphic-properties draw:fill="solid" draw:fill-color="#ffd7d7"/>
      <style:paragraph-properties fo:text-align="center" style:writing-mode="lr-tb"/>
      <style:text-properties style:font-name="Source Sans Pro1" fo:font-size="10pt" fo:font-style="italic" style:font-size-asian="10pt" style:font-size-complex="10pt"/>
    </style:style>
    <style:style style:name="P16" style:family="paragraph">
      <loext:graphic-properties draw:fill-color="#ffd7d7"/>
      <style:paragraph-properties fo:text-align="center" style:writing-mode="lr-tb"/>
      <style:text-properties style:font-name="Source Sans Pro1"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Source Sans Pro1" fo:font-size="22pt" fo:font-weight="bold" style:font-size-asian="22pt" style:font-size-complex="22pt"/>
    </style:style>
    <style:style style:name="T1" style:family="text">
      <style:text-properties style:font-name="Source Sans Pro1" fo:font-size="10pt" fo:font-style="italic"/>
    </style:style>
    <style:style style:name="T2" style:family="text">
      <style:text-properties fo:color="#158466" loext:opacity="100%" style:font-name="Source Sans Pro1" fo:font-size="10pt" fo:font-style="italic"/>
    </style:style>
    <style:style style:name="T3" style:family="text">
      <style:text-properties style:font-name="Source Sans Pro1" fo:font-size="10pt" style:font-size-asian="10pt" style:font-size-complex="10pt"/>
    </style:style>
    <style:style style:name="T4" style:family="text">
      <style:text-properties style:font-name="Source Sans Pro1" fo:font-size="10pt"/>
    </style:style>
    <style:style style:name="T5" style:family="text">
      <style:text-properties style:font-name="Source Sans Pro1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Source Sans Pro1" fo:font-size="10pt" fo:font-style="italic" style:font-size-asian="10pt" style:font-size-complex="10pt"/>
    </style:style>
    <style:style style:name="T7" style:family="text">
      <style:text-properties style:font-name="Source Code Pro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Source Sans Pro1" fo:font-size="22pt" fo:font-weight="bold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216cm" svg:y1="11.367cm" svg:x2="5.213cm" svg:y2="13.558cm">
          <text:p/>
        </draw:line>
        <draw:line draw:style-name="gr1" draw:text-style-name="P1" draw:layer="layout" svg:x1="5.213cm" svg:y1="25.467cm" svg:x2="5.216cm" svg:y2="27.467cm">
          <text:p/>
        </draw:line>
        <draw:line draw:style-name="gr2" draw:text-style-name="P1" draw:layer="layout" svg:x1="5.213cm" svg:y1="29.447cm" svg:x2="5.216cm" svg:y2="30.567cm">
          <text:p/>
        </draw:line>
        <draw:line draw:style-name="gr1" draw:text-style-name="P1" draw:layer="layout" svg:x1="11.016cm" svg:y1="22.067cm" svg:x2="11.016cm" svg:y2="23.967cm">
          <text:p/>
        </draw:line>
        <draw:line draw:style-name="gr1" draw:text-style-name="P1" draw:layer="layout" svg:x1="5.216cm" svg:y1="22.067cm" svg:x2="5.216cm" svg:y2="23.567cm">
          <text:p/>
        </draw:line>
        <draw:line draw:style-name="gr1" draw:text-style-name="P1" draw:layer="layout" svg:x1="13.516cm" svg:y1="5.467cm" svg:x2="7.616cm" svg:y2="5.467cm">
          <text:p/>
        </draw:line>
        <draw:polyline draw:style-name="gr3" draw:text-style-name="P2" draw:layer="layout" svg:width="2.799cm" svg:height="15.699cm" svg:x="17.416cm" svg:y="5.467cm" svg:viewBox="0 0 2800 15700" draw:points="1600,15700 2800,15700 2800,0 0,0">
          <text:p/>
        </draw:polyline>
        <draw:line draw:style-name="gr4" draw:text-style-name="P1" draw:layer="layout" svg:x1="6.737cm" svg:y1="17.749cm" svg:x2="14.357cm" svg:y2="17.749cm">
          <text:p/>
        </draw:line>
        <draw:frame draw:style-name="gr5" draw:text-style-name="P4" draw:layer="layout" svg:width="4.826cm" svg:height="1.5cm" svg:x="2.8cm" svg:y="4.7cm">
          <draw:text-box>
            <text:p text:style-name="P3"><text:span text:style-name="T1">for every entry in </text:span><text:span text:style-name="T1">cache folder</text:span><text:span text:style-name="T1"><text:line-break/></text:span><text:span text:style-name="T1">(including </text:span><text:span text:style-name="T1">subfolders)</text:span></text:p>
          </draw:text-box>
        </draw:frame>
        <draw:line draw:style-name="gr1" draw:text-style-name="P1" draw:layer="layout" svg:x1="5.213cm" svg:y1="6.192cm" svg:x2="5.216cm" svg:y2="9.467cm">
          <text:p/>
        </draw:line>
        <draw:frame draw:style-name="gr6" draw:text-style-name="P5" draw:layer="layout" svg:width="6.35cm" svg:height="1.141cm" draw:transform="rotate (1.5707963267949) translate (20.275cm 20.167cm)">
          <draw:text-box>
            <text:p text:style-name="P3"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e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x</text:span><text:span text:style-name="T2">t</text:span><text:span text:style-name="T2"> </text:span><text:span text:style-name="T2">e</text:span><text:span text:style-name="T2">n</text:span><text:span text:style-name="T2">t</text:span><text:span text:style-name="T2">r</text:span><text:span text:style-name="T2">y</text:span></text:p>
          </draw:text-box>
        </draw:frame>
        <draw:custom-shape draw:style-name="gr7" draw:text-style-name="P7" draw:layer="layout" svg:width="4.064cm" svg:height="2cm" svg:x="3.181cm" svg:y="9.467cm">
          <text:p text:style-name="P6"><text:span text:style-name="T3">is target</text:span><text:span text:style-name="T3"><text:line-break/></text:span><text:span text:style-name="T3">a job f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8" draw:layer="layout" svg:width="1.397cm" svg:height="0.742cm" svg:x="7.245cm" svg:y="9.732cm">
          <draw:text-box>
            <text:p text:style-name="P3"><text:span text:style-name="T3">ye</text:span><text:span text:style-name="T4">s</text:span></text:p>
          </draw:text-box>
        </draw:frame>
        <draw:line draw:style-name="gr1" draw:text-style-name="P1" draw:layer="layout" svg:x1="7.238cm" svg:y1="10.467cm" svg:x2="9.016cm" svg:y2="10.467cm">
          <text:p/>
        </draw:line>
        <draw:line draw:style-name="gr4" draw:text-style-name="P1" draw:layer="layout" svg:x1="10.547cm" svg:y1="11.145cm" svg:x2="10.547cm" svg:y2="13.177cm">
          <text:p/>
        </draw:line>
        <draw:custom-shape draw:style-name="gr9" draw:text-style-name="P9" xml:id="id3" draw:id="id3" draw:layer="layout" svg:width="2.032cm" svg:height="1.651cm" svg:x="9.531cm" svg:y="13.177cm">
          <text:p text:style-name="P6"><text:span text:style-name="T3">found</text:span><text:span text:style-name="T3"><text:line-break/></text:span><text:span text:style-name="T3">job files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11" draw:layer="layout" svg:width="1.651cm" svg:height="1.397cm" svg:x="5.34cm" svg:y="11.653cm">
          <draw:text-box>
            <text:p text:style-name="P10"><text:span text:style-name="T4">no</text:span></text:p>
          </draw:text-box>
        </draw:frame>
        <draw:custom-shape draw:style-name="gr11" draw:text-style-name="P13" draw:layer="layout" svg:width="3.048cm" svg:height="1.778cm" svg:x="3.689cm" svg:y="13.558cm">
          <text:p text:style-name="P12"><text:span text:style-name="T5">derive </text:span><text:span text:style-name="T5">name </text:span><text:span text:style-name="T5">of</text:span></text:p>
          <text:p text:style-name="P12"><text:span text:style-name="T5">job </text:span><text:span text:style-name="T5">file </text:span><text:span text:style-name="T5">from</text:span></text:p>
          <text:p text:style-name="P12"><text:span text:style-name="T5">target </text:span><text:span text:style-name="T5">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4.064cm" svg:height="2cm" svg:x="3.181cm" svg:y="20.167cm">
          <text:p text:style-name="P6"><text:span text:style-name="T3">job file is val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1" draw:layer="layout" svg:width="1.651cm" svg:height="1.397cm" svg:x="5.213cm" svg:y="21.954cm">
          <draw:text-box>
            <text:p text:style-name="P10"><text:span text:style-name="T4">yes</text:span></text:p>
          </draw:text-box>
        </draw:frame>
        <draw:frame draw:style-name="gr8" draw:text-style-name="P8" draw:layer="layout" svg:width="1.397cm" svg:height="0.742cm" svg:x="7.245cm" svg:y="20.4cm">
          <draw:text-box>
            <text:p text:style-name="P3"><text:span text:style-name="T4">no</text:span></text:p>
          </draw:text-box>
        </draw:frame>
        <draw:line draw:style-name="gr1" draw:text-style-name="P1" draw:layer="layout" svg:x1="7.238cm" svg:y1="21.167cm" svg:x2="9.016cm" svg:y2="21.167cm">
          <text:p/>
        </draw:line>
        <draw:custom-shape draw:style-name="gr12" draw:text-style-name="P7" draw:layer="layout" svg:width="4cm" svg:height="2cm" svg:x="9.016cm" svg:y="20.167cm">
          <text:p text:style-name="P6"><text:span text:style-name="T3">is target</text:span><text:span text:style-name="T3"><text:line-break/></text:span><text:span text:style-name="T3">file </text:span><text:span text:style-name="T3">older </text:span><text:span text:style-name="T3">than</text:span><text:span text:style-name="T3"><text:line-break/></text:span><text:span text:style-name="T3">2 mi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1" draw:layer="layout" svg:width="1.651cm" svg:height="1.397cm" svg:x="11.055cm" svg:y="22.208cm">
          <draw:text-box>
            <text:p text:style-name="P10"><text:span text:style-name="T4">yes</text:span></text:p>
          </draw:text-box>
        </draw:frame>
        <draw:frame draw:style-name="gr8" draw:text-style-name="P8" draw:layer="layout" svg:width="1.397cm" svg:height="0.742cm" svg:x="13.087cm" svg:y="20.4cm">
          <draw:text-box>
            <text:p text:style-name="P3"><text:span text:style-name="T4">no</text:span></text:p>
          </draw:text-box>
        </draw:frame>
        <draw:line draw:style-name="gr1" draw:text-style-name="P1" draw:layer="layout" svg:x1="13.016cm" svg:y1="21.167cm" svg:x2="14.816cm" svg:y2="21.167cm">
          <text:p/>
        </draw:line>
        <draw:custom-shape draw:style-name="gr13" draw:text-style-name="P15" draw:layer="layout" svg:width="3.6cm" svg:height="1.2cm" svg:x="9.216cm" svg:y="23.967cm">
          <text:p text:style-name="P14"><text:span text:style-name="T6">delete </text:span><text:span text:style-name="T6">target </text:span><text:span text:style-name="T6">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4.064cm" svg:height="2cm" svg:x="3.181cm" svg:y="27.467cm">
          <text:p text:style-name="P6"><text:span text:style-name="T3">do all</text:span></text:p>
          <text:p text:style-name="P6"><text:span text:style-name="T7">source</text:span><text:span text:style-name="T7">_files</text:span><text:span text:style-name="T3"><text:line-break/></text:span><text:span text:style-name="T3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1" draw:layer="layout" svg:x1="14.116cm" svg:y1="31.467cm" svg:x2="14.416cm" svg:y2="31.467cm">
          <text:p/>
        </draw:line>
        <draw:custom-shape draw:style-name="gr15" draw:text-style-name="P9" xml:id="id1" draw:id="id1" draw:layer="layout" svg:width="2.032cm" svg:height="1.524cm" svg:x="14.357cm" svg:y="16.987cm">
          <text:p text:style-name="P6"><text:span text:style-name="T3">scanned</text:span></text:p>
          <text:p text:style-name="P6"><text:span text:style-name="T3">job files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onnector draw:style-name="gr16" draw:text-style-name="P2" draw:layer="layout" draw:type="curve" svg:x1="15.373cm" svg:y1="16.987cm" svg:x2="15.373cm" svg:y2="14.955cm" draw:start-shape="id1" draw:start-glue-point="0" draw:end-shape="id2" draw:end-glue-point="6" svg:d="M15373 16987v-2032" svg:viewBox="0 0 1 2033">
          <text:p/>
        </draw:connector>
        <draw:connector draw:style-name="gr16" draw:text-style-name="P2" draw:layer="layout" draw:type="curve" svg:x1="11.563cm" svg:y1="14.002cm" svg:x2="13.595cm" svg:y2="14.003cm" draw:start-shape="id3" draw:start-glue-point="1" draw:end-shape="id2" draw:end-glue-point="5" svg:d="M11563 14002c1525 0 510 1 2032 1" svg:viewBox="0 0 2033 2">
          <text:p/>
        </draw:connector>
        <draw:custom-shape draw:style-name="gr17" draw:text-style-name="P16" xml:id="id2" draw:id="id2" draw:layer="layout" svg:width="3.556cm" svg:height="1.905cm" svg:x="13.595cm" svg:y="13.05cm">
          <text:p text:style-name="P6"><text:span text:style-name="T3">delete orphan</text:span><text:span text:style-name="T3"><text:line-break/></text:span><text:span text:style-name="T3">job files that were</text:span></text:p>
          <text:p text:style-name="P6"><text:span text:style-name="T3">not scan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17" draw:layer="layout" svg:width="19.4cm" svg:height="1.524cm" svg:x="2.216cm" svg:y="2.016cm">
          <draw:text-box>
            <text:p text:style-name="P3"><text:span text:style-name="T8">Cache clean-up</text:span></text:p>
          </draw:text-box>
        </draw:frame>
        <draw:line draw:style-name="gr1" draw:text-style-name="P1" draw:layer="layout" svg:x1="5.213cm" svg:y1="15.322cm" svg:x2="5.213cm" svg:y2="17.1cm">
          <text:p/>
        </draw:line>
        <draw:line draw:style-name="gr19" draw:text-style-name="P1" draw:layer="layout" svg:x1="17.816cm" svg:y1="21.158cm" svg:x2="19.116cm" svg:y2="21.167cm">
          <text:p/>
        </draw:line>
        <draw:polyline draw:style-name="gr20" draw:text-style-name="P2" draw:layer="layout" svg:width="3.499cm" svg:height="2.799cm" svg:x="12.816cm" svg:y="21.767cm" svg:viewBox="0 0 3500 2800" draw:points="0,2800 3500,2800 3500,0">
          <text:p/>
        </draw:polyline>
        <draw:custom-shape draw:style-name="gr7" draw:text-style-name="P7" draw:layer="layout" svg:width="4.064cm" svg:height="2cm" svg:x="3.182cm" svg:y="23.567cm">
          <text:p text:style-name="P6"><text:span text:style-name="T3">is cache</text:span><text:span text:style-name="T3"><text:line-break/></text:span><text:span text:style-name="T3">expir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7.216cm" svg:y1="24.567cm" svg:x2="9.216cm" svg:y2="24.567cm">
          <text:p/>
        </draw:line>
        <draw:frame draw:style-name="gr21" draw:text-style-name="P8" draw:layer="layout" svg:width="1.651cm" svg:height="0.659cm" svg:x="7.221cm" svg:y="23.9cm">
          <draw:text-box>
            <text:p text:style-name="P3"><text:span text:style-name="T4">yes</text:span></text:p>
          </draw:text-box>
        </draw:frame>
        <draw:frame draw:style-name="gr10" draw:text-style-name="P11" draw:layer="layout" svg:width="1.651cm" svg:height="1.397cm" svg:x="5.213cm" svg:y="25.637cm">
          <draw:text-box>
            <text:p text:style-name="P10"><text:span text:style-name="T4">no</text:span></text:p>
          </draw:text-box>
        </draw:frame>
        <draw:frame draw:style-name="gr21" draw:text-style-name="P8" draw:layer="layout" svg:width="1.651cm" svg:height="0.659cm" svg:x="7.265cm" svg:y="27.767cm">
          <draw:text-box>
            <text:p text:style-name="P3"><text:span text:style-name="T4">no</text:span></text:p>
          </draw:text-box>
        </draw:frame>
        <draw:polyline draw:style-name="gr20" draw:text-style-name="P2" draw:layer="layout" svg:width="1.799cm" svg:height="3.299cm" svg:x="9.216cm" svg:y="25.167cm" svg:viewBox="0 0 1800 3300" draw:points="0,3300 1800,3300 1800,0">
          <text:p/>
        </draw:polyline>
        <draw:line draw:style-name="gr1" draw:text-style-name="P1" draw:layer="layout" svg:x1="7.216cm" svg:y1="28.467cm" svg:x2="9.257cm" svg:y2="28.467cm">
          <text:p/>
        </draw:line>
        <draw:frame draw:style-name="gr10" draw:text-style-name="P11" draw:layer="layout" svg:width="1.651cm" svg:height="1.397cm" svg:x="5.213cm" svg:y="29.32cm">
          <draw:text-box>
            <text:p text:style-name="P10"><text:span text:style-name="T4">yes</text:span></text:p>
          </draw:text-box>
        </draw:frame>
        <draw:frame draw:style-name="gr22" draw:text-style-name="P4" draw:layer="layout" svg:width="3.048cm" svg:height="1.27cm" svg:x="3.689cm" svg:y="17.114cm">
          <draw:text-box>
            <text:p text:style-name="P3"><text:span text:style-name="T1">add to scanned</text:span><text:span text:style-name="T1"><text:line-break/></text:span><text:span text:style-name="T1">job-files list</text:span></text:p>
          </draw:text-box>
        </draw:frame>
        <draw:line draw:style-name="gr1" draw:text-style-name="P1" draw:layer="layout" svg:x1="5.213cm" svg:y1="18.384cm" svg:x2="5.213cm" svg:y2="20.162cm">
          <text:p/>
        </draw:line>
        <draw:polyline draw:style-name="gr23" draw:text-style-name="P2" draw:layer="layout" svg:width="14.999cm" svg:height="10.299cm" svg:x="5.216cm" svg:y="21.167cm" svg:viewBox="0 0 15000 10300" draw:points="0,9300 0,10300 15000,10300 15000,0">
          <text:p/>
        </draw:polyline>
        <draw:line draw:style-name="gr2" draw:text-style-name="P1" draw:layer="layout" svg:x1="12.016cm" svg:y1="10.467cm" svg:x2="14.019cm" svg:y2="10.467cm">
          <text:p/>
        </draw:line>
        <draw:line draw:style-name="gr24" draw:text-style-name="P1" draw:layer="layout" svg:x1="13.916cm" svg:y1="10.467cm" svg:x2="20.216cm" svg:y2="10.467cm">
          <text:p/>
        </draw:line>
        <draw:custom-shape draw:style-name="gr7" draw:text-style-name="P7" draw:layer="layout" svg:width="4.064cm" svg:height="2cm" svg:x="13.341cm" svg:y="4.467cm">
          <text:p text:style-name="P6"><text:span text:style-name="T3">are there still</text:span><text:span text:style-name="T3"><text:line-break/></text:span><text:span text:style-name="T3">files to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8" draw:layer="layout" svg:width="1.397cm" svg:height="0.742cm" svg:x="11.944cm" svg:y="4.688cm">
          <draw:text-box>
            <text:p text:style-name="P3"><text:span text:style-name="T3">ye</text:span><text:span text:style-name="T4">s</text:span></text:p>
          </draw:text-box>
        </draw:frame>
        <draw:line draw:style-name="gr25" draw:text-style-name="P2" draw:layer="layout" svg:x1="15.373cm" svg:y1="10.256cm" svg:x2="15.373cm" svg:y2="10.891cm">
          <text:p/>
        </draw:line>
        <draw:line draw:style-name="gr1" draw:text-style-name="P1" draw:layer="layout" svg:x1="15.373cm" svg:y1="6.446cm" svg:x2="15.373cm" svg:y2="13.05cm">
          <text:p/>
        </draw:line>
        <draw:frame draw:style-name="gr10" draw:text-style-name="P11" draw:layer="layout" svg:width="1.651cm" svg:height="1.397cm" svg:x="15.365cm" svg:y="6.467cm">
          <draw:text-box>
            <text:p text:style-name="P10"><text:span text:style-name="T4">no</text:span></text:p>
          </draw:text-box>
        </draw:frame>
        <draw:line draw:style-name="gr26" draw:text-style-name="P1" draw:layer="layout" svg:x1="20.216cm" svg:y1="27.434cm" svg:x2="20.216cm" svg:y2="27.067cm">
          <text:p/>
        </draw:line>
        <draw:line draw:style-name="gr27" draw:text-style-name="P1" draw:layer="layout" svg:x1="20.216cm" svg:y1="15.834cm" svg:x2="20.216cm" svg:y2="15.467cm">
          <text:p/>
        </draw:line>
        <draw:line draw:style-name="gr28" draw:text-style-name="P1" draw:layer="layout" svg:x1="20.216cm" svg:y1="7.734cm" svg:x2="20.216cm" svg:y2="7.367cm">
          <text:p/>
        </draw:line>
        <draw:frame draw:style-name="gr29" draw:text-style-name="P4" draw:layer="layout" svg:width="3.048cm" svg:height="1.4cm" svg:x="9.023cm" svg:y="9.767cm">
          <draw:text-box>
            <text:p text:style-name="P3"><text:span text:style-name="T1">add to found</text:span><text:span text:style-name="T1"><text:line-break/></text:span><text:span text:style-name="T1">job-files list</text:span></text:p>
          </draw:text-box>
        </draw:frame>
        <draw:custom-shape draw:style-name="gr30" draw:text-style-name="P15" draw:layer="layout" svg:width="3cm" svg:height="1.2cm" svg:x="14.816cm" svg:y="20.567cm">
          <text:p text:style-name="P14"><text:span text:style-name="T6">delete job file</text:span></text:p>
          <text:p text:style-name="P14"><text:span text:style-name="T6">if it ex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Code Pro" svg:font-family="'Source Code Pro'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67cm" fo:margin-bottom="8.75cm" fo:margin-left="2.216cm" fo:margin-right="7.85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6-02T10:43:23.079540191</meta:creation-date>
    <dc:date>2021-04-02T17:41:49.201911323</dc:date>
    <meta:editing-duration>PT23H40M43S</meta:editing-duration>
    <meta:editing-cycles>23</meta:editing-cycles>
    <meta:generator>LibreOffice/7.0.5.2$MacOSX_X86_64 LibreOffice_project/64390860c6cd0aca4beafafcfd84613dd9dfb63a</meta:generator>
    <dc:creator>Etienne Gaudrain</dc:creator>
    <meta:document-statistic meta:object-count="60"/>
  </office:meta>
</office:document-meta>
</file>